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7%"/>
      <style:text-properties fo:font-size="12pt" fo:font-style="italic" fo:font-weight="bold"/>
    </style:style>
    <style:style style:name="P2" style:family="paragraph" style:parent-style-name="Text_20_body">
      <style:paragraph-properties fo:line-height="107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ODOLOGÍA DE LA INVESTIGACIÓN.</text:p>
      <text:p text:style-name="P2"> </text:p>
      <text:p text:style-name="P1">Integrantes: Palta Pablo y Pelleriti Virginia.</text:p>
      <text:p text:style-name="P1">Aplicación a desarrollar: Juego Tetris </text:p>
      <text:p text:style-name="P1">Dueño del Producto: Palta Pablo</text:p>
      <text:p text:style-name="P1">Responsable tecnológico: Pelleriti Virginia</text:p>
      <text:p text:style-name="P1">Equipo de desarrollo: Palta Pablo y Virginia Pelleriti.</text:p>
      <text:p text:style-name="P1">Como trabajo final, se desea desarrollar el conocido juego "Tetris", utilizando los conocimientos adquiridos en las distintas asignaturas.</text:p>
      <text:p text:style-name="P1">Se planea utilizar el lenguaje "Java" en la plataforma "NetBeans", ya que se pretende realizar el mismo en un paradigma orientado a objetos.</text:p>
      <text:p text:style-name="P1">Se distribuirá el desarrollo en distintas clases que será asignadas a los distintos integrantes del grupo, siempre supervisándose la labor con el fin de lograr un programa fluido, cumpliendo con las 300 líneas de código especificadas por integrante, una interfaz gráfica y de esta forma logrando el equilibrio en el conjunto fin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2:24:15.415000000</meta:creation-date>
    <dc:date>2018-05-30T12:26:02.569000000</dc:date>
    <meta:editing-duration>PT1M47S</meta:editing-duration>
    <meta:editing-cycles>1</meta:editing-cycles>
    <meta:document-statistic meta:table-count="0" meta:image-count="0" meta:object-count="0" meta:page-count="1" meta:paragraph-count="10" meta:word-count="125" meta:character-count="856" meta:non-whitespace-character-count="738"/>
    <meta:generator>LibreOffice/5.4.7.2$Windows_X86_64 LibreOffice_project/c838ef25c16710f8838b1faec480ebba495259d0</meta:generator>
  </office:meta>
</office:document-meta>
</file>